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2.307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shlane export" table:style-name="ta1">
        <table:table-column table:style-name="co1" table:number-columns-repeated="3" table:default-cell-style-name="Normal"/>
        <table:table-column table:style-name="co2" table:default-cell-style-name="Normal"/>
        <table:table-column table:style-name="co1" table:number-columns-repeated="11" table:default-cell-style-name="Normal"/>
        <table:table-row table:style-name="ro1">
          <table:table-cell office:value-type="string">
            <text:p>Address 1</text:p>
          </table:table-cell>
          <table:table-cell/>
          <table:table-cell office:value-type="string">
            <text:p>956 portland avenue</text:p>
          </table:table-cell>
          <table:table-cell office:value-type="string">
            <text:p>Sa</text:p>
          </table:table-cell>
          <table:table-cell office:value-type="string">
            <text:p>55104</text:p>
          </table:table-cell>
          <table:table-cell/>
          <table:table-cell office:value-type="string">
            <text:p>us</text:p>
          </table:table-cell>
          <table:table-cell table:number-columns-repeated="8"/>
        </table:table-row>
        <table:table-row table:style-name="ro1">
          <table:table-cell office:value-type="string">
            <text:p>Address 2</text:p>
          </table:table-cell>
          <table:table-cell/>
          <table:table-cell office:value-type="string">
            <text:p>956 portland avenue</text:p>
          </table:table-cell>
          <table:table-cell office:value-type="string">
            <text:p>Saint Paul</text:p>
          </table:table-cell>
          <table:table-cell office:value-type="string">
            <text:p>55104</text:p>
          </table:table-cell>
          <table:table-cell/>
          <table:table-cell office:value-type="string">
            <text:p>us</text:p>
          </table:table-cell>
          <table:table-cell table:number-columns-repeated="8"/>
        </table:table-row>
        <table:table-row table:style-name="ro1">
          <table:table-cell office:value-type="string">
            <text:p>strangenave@gmail.com</text:p>
          </table:table-cell>
          <table:table-cell table:number-columns-repeated="14"/>
        </table:table-row>
        <table:table-row table:style-name="ro1">
          <table:table-cell office:value-type="string">
            <text:p>Evan Barnes</text:p>
          </table:table-cell>
          <table:table-cell/>
          <table:table-cell office:value-type="string">
            <text:p>evanbarnes</text:p>
          </table:table-cell>
          <table:table-cell office:value-type="string">
            <text:p>May 8, 2002</text:p>
          </table:table-cell>
          <table:table-cell table:number-columns-repeated="11"/>
        </table:table-row>
        <table:table-row table:style-name="ro1">
          <table:table-cell office:value-type="string">
            <text:p>Cell</text:p>
          </table:table-cell>
          <table:table-cell office:value-type="string">
            <text:p>6517066872</text:p>
          </table:table-cell>
          <table:table-cell office:value-type="string">
            <text:p>Phone</text:p>
          </table:table-cell>
          <table:table-cell office:value-type="string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humblebundle.com</text:p>
          </table:table-cell>
          <table:table-cell/>
          <table:table-cell office:value-type="string">
            <text:p>strangenave@gmail.com</text:p>
          </table:table-cell>
          <table:table-cell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google.com</text:p>
          </table:table-cell>
          <table:table-cell/>
          <table:table-cell office:value-type="string">
            <text:p>strangenave@gmail.com</text:p>
          </table:table-cell>
          <table:table-cell/>
          <table:table-cell office:value-type="string">
            <text:p>5`U5Vj]dV\n^,c2}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google.com</text:p>
          </table:table-cell>
          <table:table-cell/>
          <table:table-cell office:value-type="string">
            <text:p>strangenave@gmail.com</text:p>
          </table:table-cell>
          <table:table-cell/>
          <table:table-cell office:value-type="string">
            <text:p>5`U5Vj]dV\n^,c2}</text:p>
          </table:table-cell>
          <table:table-cell table:number-columns-repeated="9"/>
        </table:table-row>
        <table:table-row table:style-name="ro1">
          <table:table-cell office:value-type="string">
            <text:p>google.com</text:p>
          </table:table-cell>
          <table:table-cell office:value-type="string">
            <text:p>google.com</text:p>
          </table:table-cell>
          <table:table-cell/>
          <table:table-cell office:value-type="string">
            <text:p>20evanjb@students.spa.edu</text:p>
          </table:table-cell>
          <table:table-cell/>
          <table:table-cell office:value-type="string">
            <text:p>1519@Ch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google.com</text:p>
          </table:table-cell>
          <table:table-cell/>
          <table:table-cell office:value-type="string">
            <text:p>strangenave1@gmail.com</text:p>
          </table:table-cell>
          <table:table-cell/>
          <table:table-cell office:value-type="string">
            <text:p>pP!c@ss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google.com</text:p>
          </table:table-cell>
          <table:table-cell/>
          <table:table-cell office:value-type="string">
            <text:p>strangenave2@gmail.com</text:p>
          </table:table-cell>
          <table:table-cell/>
          <table:table-cell office:value-type="string">
            <text:p>420sixty942069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wellsfargo.com</text:p>
          </table:table-cell>
          <table:table-cell office:value-type="string">
            <text:p>Evan_j_Barnes</text:p>
          </table:table-cell>
          <table:table-cell table:number-columns-repeated="2"/>
          <table:table-cell office:value-type="string">
            <text:p>6s8Fb;:76w9}`j+V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ellsfargo.com</text:p>
          </table:table-cell>
          <table:table-cell table:number-columns-repeated="3"/>
          <table:table-cell office:value-type="string">
            <text:p>-mJK95sM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ellsfargo.com</text:p>
          </table:table-cell>
          <table:table-cell office:value-type="string">
            <text:p>Evan_J_Barnes</text:p>
          </table:table-cell>
          <table:table-cell table:number-columns-repeated="2"/>
          <table:table-cell office:value-type="string">
            <text:p>-mJK95sM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eesound.org</text:p>
          </table:table-cell>
          <table:table-cell/>
          <table:table-cell office:value-type="string">
            <text:p>nabdo_mmad99l@fbq4diavo0xs.ml</text:p>
          </table:table-cell>
          <table:table-cell/>
          <table:table-cell office:value-type="string">
            <text:p>12345678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eesound.org</text:p>
          </table:table-cell>
          <table:table-cell/>
          <table:table-cell office:value-type="string">
            <text:p>strangenave3@gmail.com</text:p>
          </table:table-cell>
          <table:table-cell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arsecgaming.com</text:p>
          </table:table-cell>
          <table:table-cell/>
          <table:table-cell office:value-type="string">
            <text:p>strangenave@gmail.com</text:p>
          </table:table-cell>
          <table:table-cell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llegeboard.org</text:p>
          </table:table-cell>
          <table:table-cell office:value-type="string">
            <text:p>strangenave</text:p>
          </table:table-cell>
          <table:table-cell table:number-columns-repeated="2"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llegeboard.org</text:p>
          </table:table-cell>
          <table:table-cell office:value-type="string">
            <text:p>strangenave</text:p>
          </table:table-cell>
          <table:table-cell table:number-columns-repeated="2"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llegeboard.org</text:p>
          </table:table-cell>
          <table:table-cell/>
          <table:table-cell office:value-type="string">
            <text:p>strangenave@gmail.com</text:p>
          </table:table-cell>
          <table:table-cell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arframe.com</text:p>
          </table:table-cell>
          <table:table-cell/>
          <table:table-cell office:value-type="string">
            <text:p>strangenave@gmail.com</text:p>
          </table:table-cell>
          <table:table-cell/>
          <table:table-cell office:value-type="string">
            <text:p>1519Ch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dx.org</text:p>
          </table:table-cell>
          <table:table-cell/>
          <table:table-cell office:value-type="string">
            <text:p>20evanjb@students.spa.edu</text:p>
          </table:table-cell>
          <table:table-cell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acebook.com</text:p>
          </table:table-cell>
          <table:table-cell table:number-columns-repeated="3"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acebook.com</text:p>
          </table:table-cell>
          <table:table-cell/>
          <table:table-cell office:value-type="string">
            <text:p>strangenave1@gmail.com</text:p>
          </table:table-cell>
          <table:table-cell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 office:value-type="string">
            <text:p>discordapp.com</text:p>
          </table:table-cell>
          <table:table-cell office:value-type="string">
            <text:p>discordapp.com</text:p>
          </table:table-cell>
          <table:table-cell/>
          <table:table-cell office:value-type="string">
            <text:p>strangenave@gmail.com</text:p>
          </table:table-cell>
          <table:table-cell/>
          <table:table-cell office:value-type="string">
            <text:p>9W!Z]xLhA\KwsA$x</text:p>
          </table:table-cell>
          <table:table-cell table:number-columns-repeated="9"/>
        </table:table-row>
        <table:table-row table:style-name="ro1">
          <table:table-cell office:value-type="string">
            <text:p>discordapp.com</text:p>
          </table:table-cell>
          <table:table-cell office:value-type="string">
            <text:p>discordapp.com</text:p>
          </table:table-cell>
          <table:table-cell/>
          <table:table-cell office:value-type="string">
            <text:p>strangenave@gmail.com</text:p>
          </table:table-cell>
          <table:table-cell/>
          <table:table-cell office:value-type="string">
            <text:p>9W!Z]xLhA\KwsA$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invent.org</text:p>
          </table:table-cell>
          <table:table-cell/>
          <table:table-cell office:value-type="string">
            <text:p>20evanjb@students.spa.edu</text:p>
          </table:table-cell>
          <table:table-cell/>
          <table:table-cell office:value-type="string">
            <text:p>Invent2018</text:p>
          </table:table-cell>
          <table:table-cell table:number-columns-repeated="9"/>
        </table:table-row>
        <table:table-row table:style-name="ro1">
          <table:table-cell office:value-type="string">
            <text:p>battle.net</text:p>
          </table:table-cell>
          <table:table-cell office:value-type="string">
            <text:p>battle.net</text:p>
          </table:table-cell>
          <table:table-cell/>
          <table:table-cell office:value-type="string">
            <text:p>strangenave@gmail.com</text:p>
          </table:table-cell>
          <table:table-cell/>
          <table:table-cell office:value-type="string">
            <text:p>_8C"=&lt;wk?5Pt:V2c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oodtecsolutions.com</text:p>
          </table:table-cell>
          <table:table-cell table:number-columns-repeated="3"/>
          <table:table-cell office:value-type="string">
            <text:p>dummypas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across.com</text:p>
          </table:table-cell>
          <table:table-cell office:value-type="string">
            <text:p>20evanjb</text:p>
          </table:table-cell>
          <table:table-cell table:number-columns-repeated="2"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across.com</text:p>
          </table:table-cell>
          <table:table-cell office:value-type="string">
            <text:p>20evanjb</text:p>
          </table:table-cell>
          <table:table-cell table:number-columns-repeated="2"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across.com</text:p>
          </table:table-cell>
          <table:table-cell office:value-type="string">
            <text:p>20evanjb</text:p>
          </table:table-cell>
          <table:table-cell table:number-columns-repeated="2"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across.com</text:p>
          </table:table-cell>
          <table:table-cell office:value-type="string">
            <text:p>20evanjb</text:p>
          </table:table-cell>
          <table:table-cell table:number-columns-repeated="2"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arleton.edu</text:p>
          </table:table-cell>
          <table:table-cell/>
          <table:table-cell office:value-type="string">
            <text:p>20evanjb@students.spa.edu</text:p>
          </table:table-cell>
          <table:table-cell/>
          <table:table-cell office:value-type="string">
            <text:p>pP!c@ss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arleton.edu</text:p>
          </table:table-cell>
          <table:table-cell office:value-type="string">
            <text:p>barnese2</text:p>
          </table:table-cell>
          <table:table-cell table:number-columns-repeated="2"/>
          <table:table-cell office:value-type="string">
            <text:p>CanidLianaKnits+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mazon.com</text:p>
          </table:table-cell>
          <table:table-cell/>
          <table:table-cell office:value-type="string">
            <text:p>karin.barnes@gmail.com</text:p>
          </table:table-cell>
          <table:table-cell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mcleodgaming.com</text:p>
          </table:table-cell>
          <table:table-cell/>
          <table:table-cell office:value-type="string">
            <text:p>strangenave@gmail.com</text:p>
          </table:table-cell>
          <table:table-cell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unescape.com</text:p>
          </table:table-cell>
          <table:table-cell/>
          <table:table-cell office:value-type="string">
            <text:p>strangenave@gmail.com</text:p>
          </table:table-cell>
          <table:table-cell/>
          <table:table-cell office:value-type="string">
            <text:p>5gBHPkPyTvb5eL2</text:p>
          </table:table-cell>
          <table:table-cell table:number-columns-repeated="9"/>
        </table:table-row>
        <table:table-row table:style-name="ro1">
          <table:table-cell office:value-type="string">
            <text:p>runescape.com</text:p>
          </table:table-cell>
          <table:table-cell office:value-type="string">
            <text:p>runescape.com</text:p>
          </table:table-cell>
          <table:table-cell/>
          <table:table-cell office:value-type="string">
            <text:p>strangenave@gmail.com</text:p>
          </table:table-cell>
          <table:table-cell/>
          <table:table-cell office:value-type="string">
            <text:p>................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potify.com</text:p>
          </table:table-cell>
          <table:table-cell office:value-type="string">
            <text:p>u9kj9ge0nnrdsyla82ikhu8km</text:p>
          </table:table-cell>
          <table:table-cell table:number-columns-repeated="2"/>
          <table:table-cell office:value-type="string">
            <text:p>1519@Ch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potify.com</text:p>
          </table:table-cell>
          <table:table-cell/>
          <table:table-cell office:value-type="string">
            <text:p>strangenave@gmail.com</text:p>
          </table:table-cell>
          <table:table-cell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nexusmods.com</text:p>
          </table:table-cell>
          <table:table-cell/>
          <table:table-cell office:value-type="string">
            <text:p>strangenave@gmail.com</text:p>
          </table:table-cell>
          <table:table-cell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nexusmods.com</text:p>
          </table:table-cell>
          <table:table-cell office:value-type="string">
            <text:p>strangenave</text:p>
          </table:table-cell>
          <table:table-cell table:number-columns-repeated="2"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mashburger.com</text:p>
          </table:table-cell>
          <table:table-cell/>
          <table:table-cell office:value-type="string">
            <text:p>karin.barnes@gmail.com</text:p>
          </table:table-cell>
          <table:table-cell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irefox.com</text:p>
          </table:table-cell>
          <table:table-cell/>
          <table:table-cell office:value-type="string">
            <text:p>strangenave@gmail.com</text:p>
          </table:table-cell>
          <table:table-cell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irefox.com</text:p>
          </table:table-cell>
          <table:table-cell/>
          <table:table-cell office:value-type="string">
            <text:p>20evanjb@students.spa.edu</text:p>
          </table:table-cell>
          <table:table-cell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10.0.0.1</text:p>
          </table:table-cell>
          <table:table-cell office:value-type="string">
            <text:p>admin</text:p>
          </table:table-cell>
          <table:table-cell table:number-columns-repeated="2"/>
          <table:table-cell office:value-type="string">
            <text:p>w6Jy10z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highspeedwaiter.com</text:p>
          </table:table-cell>
          <table:table-cell/>
          <table:table-cell office:value-type="string">
            <text:p>strangenave@gmail.com</text:p>
          </table:table-cell>
          <table:table-cell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blueapron.com</text:p>
          </table:table-cell>
          <table:table-cell/>
          <table:table-cell office:value-type="string">
            <text:p>strangenave@gmail.com</text:p>
          </table:table-cell>
          <table:table-cell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roquest.com</text:p>
          </table:table-cell>
          <table:table-cell office:value-type="string">
            <text:p>stpaulacad</text:p>
          </table:table-cell>
          <table:table-cell table:number-columns-repeated="2"/>
          <table:table-cell office:value-type="string">
            <text:p>spartan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grammarly.com</text:p>
          </table:table-cell>
          <table:table-cell/>
          <table:table-cell office:value-type="string">
            <text:p>20evanjb@students.spa.edu</text:p>
          </table:table-cell>
          <table:table-cell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doe.gov</text:p>
          </table:table-cell>
          <table:table-cell/>
          <table:table-cell office:value-type="string">
            <text:p>20evanjb@students.spa.edu</text:p>
          </table:table-cell>
          <table:table-cell/>
          <table:table-cell office:value-type="string">
            <text:p>1519@Ch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sus.com:8443</text:p>
          </table:table-cell>
          <table:table-cell office:value-type="string">
            <text:p>Oberon_2P4G</text:p>
          </table:table-cell>
          <table:table-cell table:number-columns-repeated="2"/>
          <table:table-cell office:value-type="string">
            <text:p>Ub%kE19EJo!LsPx^Fo,q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sus.com:8443</text:p>
          </table:table-cell>
          <table:table-cell office:value-type="string">
            <text:p>Henry</text:p>
          </table:table-cell>
          <table:table-cell table:number-columns-repeated="2"/>
          <table:table-cell office:value-type="string">
            <text:p>8Us*Peth3k^7b%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minecraft.net</text:p>
          </table:table-cell>
          <table:table-cell/>
          <table:table-cell office:value-type="string">
            <text:p>strangenave@gmail.com</text:p>
          </table:table-cell>
          <table:table-cell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minecraft.net</text:p>
          </table:table-cell>
          <table:table-cell/>
          <table:table-cell office:value-type="string">
            <text:p>strangenave@gmail.com</text:p>
          </table:table-cell>
          <table:table-cell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 office:value-type="string">
            <text:p>steampowered.com</text:p>
          </table:table-cell>
          <table:table-cell office:value-type="string">
            <text:p>steampowered.com</text:p>
          </table:table-cell>
          <table:table-cell office:value-type="string">
            <text:p>jmbarnes0</text:p>
          </table:table-cell>
          <table:table-cell table:number-columns-repeated="2"/>
          <table:table-cell office:value-type="string">
            <text:p>4nfcE$D#`b.3bT$&gt;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ddit.com</text:p>
          </table:table-cell>
          <table:table-cell office:value-type="string">
            <text:p>strangenave</text:p>
          </table:table-cell>
          <table:table-cell table:number-columns-repeated="2"/>
          <table:table-cell office:value-type="string">
            <text:p>te&gt;7/C5r@{?r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pigotmc.org</text:p>
          </table:table-cell>
          <table:table-cell/>
          <table:table-cell office:value-type="string">
            <text:p>strangenave@gmail.com</text:p>
          </table:table-cell>
          <table:table-cell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sus.com</text:p>
          </table:table-cell>
          <table:table-cell office:value-type="string">
            <text:p>Henry</text:p>
          </table:table-cell>
          <table:table-cell table:number-columns-repeated="2"/>
          <table:table-cell office:value-type="string">
            <text:p>8Us*Peth3k^7b%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lnova.org</text:p>
          </table:table-cell>
          <table:table-cell office:value-type="string">
            <text:p>openiduser1588</text:p>
          </table:table-cell>
          <table:table-cell table:number-columns-repeated="2"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undancenow.com</text:p>
          </table:table-cell>
          <table:table-cell/>
          <table:table-cell office:value-type="string">
            <text:p>karin.barnes@gmail.com</text:p>
          </table:table-cell>
          <table:table-cell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tanford.edu</text:p>
          </table:table-cell>
          <table:table-cell/>
          <table:table-cell office:value-type="string">
            <text:p>20evanjb@students.spa.edu</text:p>
          </table:table-cell>
          <table:table-cell/>
          <table:table-cell office:value-type="string">
            <text:p>1519@Ch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aypal.com</text:p>
          </table:table-cell>
          <table:table-cell/>
          <table:table-cell office:value-type="string">
            <text:p>strangenave@gmail.com</text:p>
          </table:table-cell>
          <table:table-cell/>
          <table:table-cell office:value-type="string">
            <text:p>c7rgeTs9;:4xU2B&amp;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oadtrippers.com</text:p>
          </table:table-cell>
          <table:table-cell/>
          <table:table-cell office:value-type="string">
            <text:p>strangenave@gmail.com</text:p>
          </table:table-cell>
          <table:table-cell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hrome:</text:p>
          </table:table-cell>
          <table:table-cell office:value-type="string">
            <text:p>2ac05f6798944d07aed24382b53ba3d4</text:p>
          </table:table-cell>
          <table:table-cell table:number-columns-repeated="2"/>
          <table:table-cell office:value-type="string">
            <text:p>{"version":1,"accountData":{"kSync":"ba9b1233e5c4c46fe8f9e14bcdd612f82cccd85249afb7c723df229ece0424376e3bfb47f9c01840fc819761f6983981cf3ddf8937adf1da6ebfdbd407b60e7a","kXCS":"f83770008a1ddcfb7c2afe54bc6db1e0","kExtSync":"d8c34ac7ed5b0092b5c84a661d313073eaed2c6bd84f88bed283544fa4eabea4c2a04a0d9d4e41785e9a7becacfa09c1eda260c9495a516f09d587e182969554","kExtKbHash":"0d4f5989465f4aa009c3324c2edf8d493b8a65d44c817f0ae5d01fc5fcc33225"}}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192.168.2.1</text:p>
          </table:table-cell>
          <table:table-cell office:value-type="string">
            <text:p>Henry</text:p>
          </table:table-cell>
          <table:table-cell table:number-columns-repeated="2"/>
          <table:table-cell office:value-type="string">
            <text:p>8Us*Peth3k^7b%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ibm.com</text:p>
          </table:table-cell>
          <table:table-cell/>
          <table:table-cell office:value-type="string">
            <text:p>strangenave@gmail.com</text:p>
          </table:table-cell>
          <table:table-cell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noodletools.com</text:p>
          </table:table-cell>
          <table:table-cell office:value-type="string">
            <text:p>20evanjb</text:p>
          </table:table-cell>
          <table:table-cell table:number-columns-repeated="2"/>
          <table:table-cell office:value-type="string">
            <text:p>1519Ch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live.com</text:p>
          </table:table-cell>
          <table:table-cell/>
          <table:table-cell office:value-type="string">
            <text:p>strangenave@gmail.com</text:p>
          </table:table-cell>
          <table:table-cell/>
          <table:table-cell office:value-type="string">
            <text:p>pP!c@ss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lack.com</text:p>
          </table:table-cell>
          <table:table-cell/>
          <table:table-cell office:value-type="string">
            <text:p>20evanjb@students.spa.edu</text:p>
          </table:table-cell>
          <table:table-cell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pa.edu</text:p>
          </table:table-cell>
          <table:table-cell office:value-type="string">
            <text:p>2evanjb</text:p>
          </table:table-cell>
          <table:table-cell table:number-columns-repeated="2"/>
          <table:table-cell office:value-type="string">
            <text:p>1519@Ch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hlcentral.com</text:p>
          </table:table-cell>
          <table:table-cell/>
          <table:table-cell office:value-type="string">
            <text:p>20evanjb@students.spa.edu</text:p>
          </table:table-cell>
          <table:table-cell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naviance.com</text:p>
          </table:table-cell>
          <table:table-cell/>
          <table:table-cell office:value-type="string">
            <text:p>20evanjb@students.spa.edu</text:p>
          </table:table-cell>
          <table:table-cell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naviance.com</text:p>
          </table:table-cell>
          <table:table-cell/>
          <table:table-cell office:value-type="string">
            <text:p>20evanjb@students.spa.edu</text:p>
          </table:table-cell>
          <table:table-cell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rello.com</text:p>
          </table:table-cell>
          <table:table-cell/>
          <table:table-cell office:value-type="string">
            <text:p>20evanjb@students.spa.edu</text:p>
          </table:table-cell>
          <table:table-cell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myworkdayjobs.com</text:p>
          </table:table-cell>
          <table:table-cell/>
          <table:table-cell office:value-type="string">
            <text:p>20evanjb@students.spa.edu</text:p>
          </table:table-cell>
          <table:table-cell/>
          <table:table-cell office:value-type="string">
            <text:p>Chicky33 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github.com</text:p>
          </table:table-cell>
          <table:table-cell/>
          <table:table-cell office:value-type="string">
            <text:p>20evanjb@students.spa.edu</text:p>
          </table:table-cell>
          <table:table-cell/>
          <table:table-cell office:value-type="string">
            <text:p>1519@Ch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dmsguild.com</text:p>
          </table:table-cell>
          <table:table-cell/>
          <table:table-cell office:value-type="string">
            <text:p>strangenave@gmail.com</text:p>
          </table:table-cell>
          <table:table-cell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witch.tv</text:p>
          </table:table-cell>
          <table:table-cell office:value-type="string">
            <text:p>strangenave</text:p>
          </table:table-cell>
          <table:table-cell table:number-columns-repeated="2"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witch.tv</text:p>
          </table:table-cell>
          <table:table-cell office:value-type="string">
            <text:p>strangenave</text:p>
          </table:table-cell>
          <table:table-cell table:number-columns-repeated="2"/>
          <table:table-cell office:value-type="string">
            <text:p>pP!c@ss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pritzinc.com</text:p>
          </table:table-cell>
          <table:table-cell/>
          <table:table-cell office:value-type="string">
            <text:p>strangenave@gmail.com</text:p>
          </table:table-cell>
          <table:table-cell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irstinspires.org</text:p>
          </table:table-cell>
          <table:table-cell/>
          <table:table-cell office:value-type="string">
            <text:p>20evanjb@students.spa.edu</text:p>
          </table:table-cell>
          <table:table-cell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irstinspires.org</text:p>
          </table:table-cell>
          <table:table-cell office:value-type="string">
            <text:p>Barnes</text:p>
          </table:table-cell>
          <table:table-cell table:number-columns-repeated="2"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hipotle.com</text:p>
          </table:table-cell>
          <table:table-cell/>
          <table:table-cell office:value-type="string">
            <text:p>strangenave@gmail.com</text:p>
          </table:table-cell>
          <table:table-cell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dobe.com</text:p>
          </table:table-cell>
          <table:table-cell office:value-type="string">
            <text:p>Barnes</text:p>
          </table:table-cell>
          <table:table-cell table:number-columns-repeated="2"/>
          <table:table-cell office:value-type="string">
            <text:p>pP!c@ss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onapp.org</text:p>
          </table:table-cell>
          <table:table-cell/>
          <table:table-cell office:value-type="string">
            <text:p>20evanjb@students.spa.edu</text:p>
          </table:table-cell>
          <table:table-cell/>
          <table:table-cell office:value-type="string">
            <text:p>1519@Ch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etrisfriends.com</text:p>
          </table:table-cell>
          <table:table-cell office:value-type="string">
            <text:p>strangenave</text:p>
          </table:table-cell>
          <table:table-cell table:number-columns-repeated="2"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athofexile.com</text:p>
          </table:table-cell>
          <table:table-cell/>
          <table:table-cell office:value-type="string">
            <text:p>strangenave@gmail.com</text:p>
          </table:table-cell>
          <table:table-cell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 office:value-type="string">
            <text:p>blizzard.com</text:p>
          </table:table-cell>
          <table:table-cell office:value-type="string">
            <text:p>blizzard.com</text:p>
          </table:table-cell>
          <table:table-cell/>
          <table:table-cell office:value-type="string">
            <text:p>strangenave@gmail.com</text:p>
          </table:table-cell>
          <table:table-cell/>
          <table:table-cell office:value-type="string">
            <text:p>_8C"=&lt;wk?5Pt:V2c</text:p>
          </table:table-cell>
          <table:table-cell table:number-columns-repeated="9"/>
        </table:table-row>
        <table:table-row table:style-name="ro1">
          <table:table-cell office:value-type="string">
            <text:p>twitter.com</text:p>
          </table:table-cell>
          <table:table-cell office:value-type="string">
            <text:p>twitter.com</text:p>
          </table:table-cell>
          <table:table-cell/>
          <table:table-cell office:value-type="string">
            <text:p>strangenave@gmail.com</text:p>
          </table:table-cell>
          <table:table-cell/>
          <table:table-cell office:value-type="string">
            <text:p>3g&lt;66[RSbwKK;b]$</text:p>
          </table:table-cell>
          <table:table-cell table:number-columns-repeated="9"/>
        </table:table-row>
        <table:table-row table:style-name="ro1">
          <table:table-cell office:value-type="string">
            <text:p>actstudent.org</text:p>
          </table:table-cell>
          <table:table-cell office:value-type="string">
            <text:p>actstudent.org</text:p>
          </table:table-cell>
          <table:table-cell office:value-type="string">
            <text:p>20evanjb</text:p>
          </table:table-cell>
          <table:table-cell table:number-columns-repeated="2"/>
          <table:table-cell office:value-type="string">
            <text:p>Chicky33</text:p>
          </table:table-cell>
          <table:table-cell table:number-columns-repeated="9"/>
        </table:table-row>
        <table:table-row table:style-name="ro1">
          <table:table-cell office:value-type="string">
            <text:p>hulu.com</text:p>
          </table:table-cell>
          <table:table-cell office:value-type="string">
            <text:p>hulu.com</text:p>
          </table:table-cell>
          <table:table-cell/>
          <table:table-cell office:value-type="string">
            <text:p>strangenave@gmail.com</text:p>
          </table:table-cell>
          <table:table-cell/>
          <table:table-cell office:value-type="string">
            <text:p>g4J_6(vgy&gt;U/Gbpk</text:p>
          </table:table-cell>
          <table:table-cell table:number-columns-repeated="9"/>
        </table:table-row>
        <table:table-row table:style-name="ro1">
          <table:table-cell office:value-type="string">
            <text:p>steamcommunity.com</text:p>
          </table:table-cell>
          <table:table-cell office:value-type="string">
            <text:p>steamcommunity.com</text:p>
          </table:table-cell>
          <table:table-cell office:value-type="string">
            <text:p>jmbarnes0</text:p>
          </table:table-cell>
          <table:table-cell table:number-columns-repeated="2"/>
          <table:table-cell office:value-type="string">
            <text:p>4nfcE$D#`b.3bT$&gt;</text:p>
          </table:table-cell>
          <table:table-cell table:number-columns-repeated="9"/>
        </table:table-row>
        <table:table-row table:style-name="ro1">
          <table:table-cell office:value-type="string">
            <text:p>{8172DA9E-E28E-4CDC-AE71-97BFFDCCEF64}</text:p>
          </table:table-cell>
          <table:table-cell office:value-type="string">
            <text:p>1567814687</text:p>
          </table:table-cell>
          <table:table-cell office:value-type="string">
            <text:p>1570406019</text:p>
          </table:table-cell>
          <table:table-cell office:value-type="string">
            <text:p>strangenave@gmail.com</text:p>
          </table:table-cell>
          <table:table-cell office:value-type="string">
            <text:p>PayPal</text:p>
          </table:table-cell>
          <table:table-cell office:value-type="string">
            <text:p>c7rgeTs9;:4xU2B&amp;</text:p>
          </table:table-cell>
          <table:table-cell/>
          <table:table-cell office:value-type="string">
            <text:p>156781468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Epic</text:p>
          </table:table-cell>
          <table:table-cell office:value-type="string">
            <text:p>Strangenave</text:p>
          </table:table-cell>
          <table:table-cell office:value-type="string">
            <text:p><text:a xlink:href="mailto:strangegnave@gmail.com">strangegnave@gmail.com</text:a></text:p>
          </table:table-cell>
          <table:table-cell/>
          <table:table-cell office:value-type="string">
            <text:p>Y7',7F6s_mmbQ$eV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Uplay</text:p>
          </table:table-cell>
          <table:table-cell/>
          <table:table-cell office:value-type="string">
            <text:p><text:a xlink:href="mailto:strangenave@gmail.com">strangenave@gmail.com</text:a></text:p>
          </table:table-cell>
          <table:table-cell/>
          <table:table-cell office:value-type="string">
            <text:p>BKwB6%q-:w(pr/k2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IT</text:p>
          </table:table-cell>
          <table:table-cell table:style-name="ce1" office:value-type="string">
            <text:p>ejb3831 </text:p>
          </table:table-cell>
          <table:table-cell office:value-type="string">
            <text:p><text:a xlink:href="mailto:ejb3831@g.rit.edu">ejb3831@g.rit.edu</text:a></text:p>
          </table:table-cell>
          <table:table-cell office:value-type="float" office:value="787001928">
            <text:p>787001928</text:p>
          </table:table-cell>
          <table:table-cell office:value-type="string">
            <text:p>e9DHQ=:,$wz8Wx!^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Windscribe</text:p>
          </table:table-cell>
          <table:table-cell office:value-type="string">
            <text:p>strangenave1</text:p>
          </table:table-cell>
          <table:table-cell office:value-type="string">
            <text:p><text:a xlink:href="mailto:strangenave@gmail.com">strangenave@gmail.com</text:a></text:p>
          </table:table-cell>
          <table:table-cell/>
          <table:table-cell office:value-type="string">
            <text:p>5H?m^SH([qTSY9,y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Gmail2</text:p>
          </table:table-cell>
          <table:table-cell office:value-type="string">
            <text:p>Vivissa Giover</text:p>
          </table:table-cell>
          <table:table-cell office:value-type="string">
            <text:p><text:a xlink:href="mailto:VivissaGiover@gmail.com">VivissaGiover@gmail.com</text:a></text:p>
          </table:table-cell>
          <table:table-cell/>
          <table:table-cell office:value-type="string">
            <text:p>PoopSoup4206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HealthPartners</text:p>
          </table:table-cell>
          <table:table-cell office:value-type="string">
            <text:p>EvanJABarnes</text:p>
          </table:table-cell>
          <table:table-cell table:number-columns-repeated="2"/>
          <table:table-cell office:value-type="string">
            <text:p>ws4T7B9PsTZ6MyZ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Handshake</text:p>
          </table:table-cell>
          <table:table-cell office:value-type="string">
            <text:p><text:a xlink:href="mailto:EJB3831@g">EJB3831@g</text:a>,rit.edu' </text:p>
          </table:table-cell>
          <table:table-cell table:number-columns-repeated="2"/>
          <table:table-cell office:value-type="string">
            <text:p>VFr7CEFM6MftT8C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Virtuwell</text:p>
          </table:table-cell>
          <table:table-cell office:value-type="string">
            <text:p><text:a xlink:href="mailto:evanjabarnes@gmail.com">evanjabarnes@gmail.com</text:a></text:p>
          </table:table-cell>
          <table:table-cell table:number-columns-repeated="2"/>
          <table:table-cell office:value-type="string">
            <text:p>i3UkqhZ4XYT3Xi5</text:p>
          </table:table-cell>
          <table:table-cell table:number-columns-repeated="9"/>
        </table:table-row>
        <table:table-row table:style-name="ro2" table:number-rows-repeated="65431">
          <table:table-cell table:number-columns-repeated="15"/>
        </table:table-row>
        <table:table-row table:style-name="ro2"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vertical-align="bottom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5">07/25/2020</text:date>, <text:time>21:0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5T19:00:30.29</dc:date>
    <meta:generator>OpenOffice/4.1.7$Win32 OpenOffice.org_project/417m1$Build-9800</meta:generator>
    <meta:editing-duration>P46DT1H17M5S</meta:editing-duration>
    <meta:editing-cycles>10</meta:editing-cycles>
    <meta:document-statistic meta:table-count="1" meta:cell-count="329" meta:object-count="0"/>
  </office:meta>
</office:document-meta>
</file>